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c1af" officeooo:paragraph-rsid="0016c1af"/>
    </style:style>
    <style:style style:name="T1" style:family="text">
      <style:text-properties officeooo:rsid="0016c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z: Where is the place you most want to visit?</text:p>
      <text:p text:style-name="Standard"/>
      <text:p text:style-name="Standard"/>
      <text:p text:style-name="Standard"/>
      <text:p text:style-name="Standard"/>
      <text:p text:style-name="Standard">quiz: Are you satisfied with your body shape? Do you have any expectations on it?</text:p>
      <text:p text:style-name="Standard"/>
      <text:p text:style-name="Standard"/>
      <text:p text:style-name="Standard"/>
      <text:p text:style-name="Standard"/>
      <text:p text:style-name="Standard">quiz: What is your job? Do you have any plan in your work to help promote or earn more money？</text:p>
      <text:p text:style-name="Standard"/>
      <text:p text:style-name="Standard"/>
      <text:p text:style-name="Standard"/>
      <text:p text:style-name="Standard"/>
      <text:p text:style-name="Standard"><text:span text:style-name="T1">Special </text:span>quiz：Help yourself！ Share what is your expectations in 2019？</text:p>
      <text:p text:style-name="P1">(Congratulations to you, luck guy!)</text:p>
      <text:p text:style-name="Standard"/>
      <text:p text:style-name="Standard"/>
      <text:p text:style-name="Standard"/>
      <text:p text:style-name="Standard">quiz：Are you single？if yes， do you have any expectation for yourself to attract the opposite sex?</text:p>
      <text:p text:style-name="Standard"/>
      <text:p text:style-name="Standard"/>
      <text:p text:style-name="Standard"/>
      <text:p text:style-name="Standard"/>
      <text:p text:style-name="Standard">quiz：Do you have any study plans in 2019？ </text:p>
      <text:p text:style-name="Standard"/>
      <text:p text:style-name="Standard"/>
      <text:p text:style-name="Standard"/>
      <text:p text:style-name="Standard"/>
      <text:p text:style-name="Standard">quiz：Do you have your reading list for 2019？</text:p>
      <text:p text:style-name="Standard"/>
      <text:p text:style-name="Standard"/>
      <text:p text:style-name="Standard"/>
      <text:p text:style-name="Standard"/>
      <text:p text:style-name="Standard">quiz： imagine you are new to Beijing， how do you plan to start your life <text:s/>in 2019？</text:p>
      <text:p text:style-name="Standard"/>
      <text:p text:style-name="Standard"/>
      <text:p text:style-name="Standard"/>
      <text:p text:style-name="Standard"/>
      <text:p text:style-name="Standard">quiz：Did you have a travel with your family？ if possible， do you want them to visit you in Beijing，or other place？</text:p>
      <text:p text:style-name="Standard"/>
      <text:p text:style-name="Standard"/>
      <text:p text:style-name="Standard"/>
      <text:p text:style-name="Standard">quiz：Do your have any classmates or friends in Beijing？ How many times did you meet in 2018？ if possible，do you want spend more time with them and your family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50:38.313794793</meta:creation-date>
    <meta:print-date>2019-01-04T10:54:27.873807654</meta:print-date>
    <dc:date>2019-01-04T11:07:00.040137165</dc:date>
    <meta:editing-duration>PT6M11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1" meta:paragraph-count="11" meta:word-count="192" meta:character-count="863" meta:non-whitespace-character-count="713"/>
  </office:meta>
</office:document-meta>
</file>